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ort większości</text:p>
      <text:p text:style-name="P1"><text:s/></text:p>
      <text:p text:style-name="P1">Czyli jak myśl wpływa na świat realny.</text:p>
      <text:p text:style-name="P1"><text:s/></text:p>
      <text:p text:style-name="P2">Jeżeli ktoś z Was oglądał film Stevena Spielberga <text:span text:style-name="T1">–</text:span> „Raport Mniejszości” z 2002 roku, to zapewne pamięta, jak łapano w nim przyszłych przestępców. Tym, którzy filmu nie znają, streszczę sam początek <text:span text:style-name="T1">–</text:span> udaremniane są morderstwa dzięki możliwości przewidywania przyszłości. To zasługa trójki dzieci z umiejętnościami paranormalnymi i wykwalifikowanej załogi obsługującej specjalny system. Film jest niezły, więc jeżeli ktoś nie miał jeszcze okazji, to polecam go sobie obejrzeć.</text:p>
      <text:p text:style-name="P2"><text:s/></text:p>
      <text:p text:style-name="P2">Taka historia akurat nie unosi niczyjej brwi <text:span text:style-name="T1">–</text:span> w końcu w kinie wszystko jest możliwe. A co jeżeli powiedziałbym, że istnieje coś takiego jak zbiorowa świadomość, która wpływa na świat fizyczny z wyprzedzeniem w czasie? Albo że dzięki zaburzeniom w przypadkowości, które powodują ludzkie umysły skupione na tym samym wydarzeniu, można je poniekąd przewidywać? Mam nadzieję, że zrobiło to na Was wrażenie.</text:p>
      <text:p text:style-name="P2"><text:s/></text:p>
      <text:p text:style-name="P2">W 2013 roku opublikowano wyniki z czternastu lat badań nad zbiorową świadomością, które delikatnie mówiąc, były co najmniej z rodzaju: „WOW!” <text:span text:style-name="T1">–</text:span> żeby nie wkroczyć w strefę niecenzuralną. Oryginalna nazwa: Global Consciousness Project. Okazało się, że skupiona uwaga milionów ludzi powoduje zaburzenia w zdarzeniach losowych, co jak zdrowy rozum podpowiada, nie powinno mieć miejsca. Jednak zanim powiem coś więcej, wyobraźcie sobie rzut monetą. Zakładamy, że mamy szanse 50:50, że trafimy orła lub reszkę. Pomińmy fakt, że taka proporcja w realnej sytuacji nie istnieje, ale jest do niej mocno zbliżona. Spowodowane jest to choćby nierównomiernym rozłożeniem masy monety i wystarczy, aby obracając się w jedną stronę, robiła to szybciej niż gdy zakręcimy nią w kierunku przeciwnym. A teraz wyobraźcie sobie, że skoncentrowanie się odpowiednio licznej grupy osób na takim pojedynczym rzucie może spowodować, że będzie regularnie wypadać sam orzeł albo reszka, i nie jakieś tam kilka razy pod rząd, a nawet w kilkudziesięciu rzutach. Gapie będą myśleć „orzeł” i on będzie wypadał. Czysty obłęd. Właśnie coś tego typu zaczęli rejestrować badacze w trakcie trwania projektu, a na dodatek takie odczyty poprzedzały ważne światowe wydarzenia i to w sposób znaczący.</text:p>
      <text:p text:style-name="P2"><text:s/></text:p>
      <text:p text:style-name="P2">Naukowcy do swoich celów oczywiście nie używali monet i maszyn, które nimi rzucały. Z przyczyn czysto praktycznych wyprodukowali specjalne urządzenia, które generowały w sposób losowy liczby „1” lub „0” i robiły to dwieście razy na sekundę. Takie układy ulokowano w sześćdziesięciu pięciu dużych skupiskach ludzkich, między innymi w Brazylii, USA, Kanadzie, Europie, Chinach, Australii i wielu innych. Ich zadaniem było nieustanne „rzucanie monetą”, zgadywanie co wypadnie oraz spisywanie zgodnych i chybionych trafień. Przeciętnie prawdopodobieństwo poprawnego wytypowania falowało sobie wokół linii o wartości 50:50, jednak kiedy 31 sierpnia 1997 roku zginęła księżna Diana, odnotowano pierwsze istotne zaburzenie i znaczny spadek prawdopodobieństwa. W sensie, maszyny zaczęły zadziwiająco często poprawnie zgadywać wynik „rzutu”. W tamtym czasie wieści o tej tragedii rozeszły się po całym świecie i rzesze ludzi skoncentrowało swoją uwagę na jednym i tym samym wydarzeniu. Jednak jedna jaskółka wiosny nie czyni, tylko że wkrótce przyleciało ich dużo więcej i powoli zaczęła wyłaniać się reguła. Okazało się, że nie był to odosobniony przypadek i podobne obserwacje powtarzały się w trakcie katastrof <text:soft-page-break/>naturalnych, lotniczych, śmierci znanych osób, jak np. Jana Pawła II, a nawet niektórych koncertów muzycznych czy świąt narodowych. To nie wszystko, takie zmiany były rejestrowane przed zaistniałymi wydarzeniami i trwały proporcjonalnie długo do tego, jak świat był nimi zainteresowany. Dla logicznie myślącej osoby to nie mieści się w normalnych granicach rozumowania.</text:p>
      <text:p text:style-name="P2"><text:s/></text:p>
      <text:p text:style-name="P2">Jednym z takich sztandarowych przykładów projektu jest atak terrorystyczny z 11 września 2001 roku na World Trade Center. Tamtego dnia na cztery godziny przed uderzeniem pierwszego samolotu wartość prawdopodobieństwa bliska 1:1 gwałtownie spadła do 1:1000 i utrzymywała się na niskim poziomie przez kolejne dwa dni. Innymi słowy, maszyna raz się pomyliła, a tysiąc razy prawidłowo wytypowała wynik „rzutu”.</text:p>
      <text:p text:style-name="P2"><text:s/></text:p>
      <text:p text:style-name="P2">Teraz nasuwa się pytanie: jakie płyną z tego wszystkiego wnioski? Bardzo trudno jest udzielić jednoznacznej odpowiedzi, bo te badania swoimi wynikami wykroczyły poza typową naukę, a pasują bardziej do świata fantastyki naukowej lub filozofii. Można tylko stwierdzić, że badanie „w dużym stopniu sugeruje”, że istnieje coś takiego jak świadomość zbiorowa, a my jako ludzie jesteśmy w pewien sposób ze sobą połączeni na bliżej nieznanej płaszczyźnie i na dodatek najprawdopodobniej możemy wpływać myślami na świat materialny. Jakby tego nie ubrać w słowa, i tak trudno w to uwierzyć.</text:p>
      <text:p text:style-name="P2"><text:s/></text:p>
      <text:p text:style-name="P2">Oczywiście uzyskanym wynikom można zaprzeczać. Takie podejście jest niczym nowym, bo praktycznie każda rewolucyjna wiedza na kartach historii spotykała się z licznymi przeszkodami na swojej drodze do uznania. Mimo iż już w starożytności znajdowano dowody na to, że Ziemia jest okrągła, to dopiero od 1959 roku i wykonania pierwszego zdjęcia naszej planety mamy pewność, że taka faktycznie jest. A jednak i dzisiaj znajdą się osoby, które będą uparcie twierdzić, że jest płaska i do tego jest pępkiem Wszechświata. Bycie sceptycznym to prawidłowe, naukowe podejście, ale mając przed sobą kilkanaście lat badań i setki powtarzalnych wyników, odrzucanie ich tylko dlatego, że się nie da ich racjonalnie uzasadnić, nie jest właściwe.</text:p>
      <text:p text:style-name="P2"><text:s/></text:p>
      <text:p text:style-name="P2">Na koniec chciałbym jeszcze Was zachęcić do pogrzebania w swojej pamięci. Czy nie zdarzyło się Wam „ściągnąć kogoś myślami”? Myślicie intensywnie o koledze, koleżance, rodzinie, a tutaj nagle oni do Was dzwonią. Od razu uśmiech pojawia się na twarzy, a w myślach takie zdanie: „Ach, ten zbieg okoliczności”. Akurat mi osobiście zdarzyło się to nieraz. Szczególnie zabawne są sytuacje, kiedy sięgam po telefon z zamiarem zadzwonienia do danej osoby, a ona właśnie do mnie dzwoni. Być może jest w takich incydentach więcej nauki jak przypadku, a deja vu jest bardziej prawdziwe niż nam się wydaje.</text:p>
      <text:p text:style-name="P2"/>
      <text:p text:style-name="P2">Jeżeli przedstawiłem temat niewystarczająco zrozumiale, mogę polecić krótki, nieco ponad trzyminutowy film, który można obejrzeć na YouTube, klikając tutaj: <text:a xlink:type="simple" xlink:href="https://www.youtube.com/watch?v=itQMALL__bE" text:style-name="Internet_20_link" text:visited-style-name="Visited_20_Internet_20_Link">Global</text:a><text:a xlink:type="simple" xlink:href="https://www.youtube.com/watch?v=itQMALL__bE" text:style-name="Internet_20_link" text:visited-style-name="Visited_20_Internet_20_Link"> </text:a><text:a xlink:type="simple" xlink:href="https://www.youtube.com/watch?v=itQMALL__bE" text:style-name="Internet_20_link" text:visited-style-name="Visited_20_Internet_20_Link">Consciousness</text:a><text:a xlink:type="simple" xlink:href="https://www.youtube.com/watch?v=itQMALL__bE" text:style-name="Internet_20_link" text:visited-style-name="Visited_20_Internet_20_Link"> </text:a><text:a xlink:type="simple" xlink:href="https://www.youtube.com/watch?v=itQMALL__bE" text:style-name="Internet_20_link" text:visited-style-name="Visited_20_Internet_20_Link">Project</text:a> (filmik jest po angielsku).</text:p>
      <text:p text:style-name="P1"/>
      <text:p text:style-name="P1">Obrazki <text:span text:style-name="T1">– informacja dla osoby składającej:</text:span> wiem, że nie powinny być monochromatyczne, ale trudno było znaleźć cokolwiek odpowiednio dużego. Mam nadzieję, że z tego co wyłowiłem, cokolwiek się nada. Wolałem na zapas wynaleźć więcej, także proszę skorzystać z tych, które są zdatne, priorytetów nie stawiam. Jeżeli trzeba będzie jakieś doszukać, postaram się to zrobić, choć nie będzie to łatwe.</text:p>
      <text:p text:style-name="P1"><text:soft-page-break/></text:p>
      <text:p text:style-name="P1">Link do źródła: <text:a xlink:type="simple" xlink:href="https://de8vanbenkoelen.wordpress.com/2014/01/16/the-collective-consciousness-app-a-quantum-leap/" text:style-name="Internet_20_link" text:visited-style-name="Visited_20_Internet_20_Link">https</text:a><text:a xlink:type="simple" xlink:href="https://de8vanbenkoelen.wordpress.com/2014/01/16/the-collective-consciousness-app-a-quantum-leap/" text:style-name="Internet_20_link" text:visited-style-name="Visited_20_Internet_20_Link">://</text:a><text:a xlink:type="simple" xlink:href="https://de8vanbenkoelen.wordpress.com/2014/01/16/the-collective-consciousness-app-a-quantum-leap/" text:style-name="Internet_20_link" text:visited-style-name="Visited_20_Internet_20_Link">de</text:a><text:a xlink:type="simple" xlink:href="https://de8vanbenkoelen.wordpress.com/2014/01/16/the-collective-consciousness-app-a-quantum-leap/" text:style-name="Internet_20_link" text:visited-style-name="Visited_20_Internet_20_Link">8</text:a><text:a xlink:type="simple" xlink:href="https://de8vanbenkoelen.wordpress.com/2014/01/16/the-collective-consciousness-app-a-quantum-leap/" text:style-name="Internet_20_link" text:visited-style-name="Visited_20_Internet_20_Link">vanbenkoelen</text:a><text:a xlink:type="simple" xlink:href="https://de8vanbenkoelen.wordpress.com/2014/01/16/the-collective-consciousness-app-a-quantum-leap/" text:style-name="Internet_20_link" text:visited-style-name="Visited_20_Internet_20_Link">.</text:a><text:a xlink:type="simple" xlink:href="https://de8vanbenkoelen.wordpress.com/2014/01/16/the-collective-consciousness-app-a-quantum-leap/" text:style-name="Internet_20_link" text:visited-style-name="Visited_20_Internet_20_Link">wordpress</text:a><text:a xlink:type="simple" xlink:href="https://de8vanbenkoelen.wordpress.com/2014/01/16/the-collective-consciousness-app-a-quantum-leap/" text:style-name="Internet_20_link" text:visited-style-name="Visited_20_Internet_20_Link">.</text:a><text:a xlink:type="simple" xlink:href="https://de8vanbenkoelen.wordpress.com/2014/01/16/the-collective-consciousness-app-a-quantum-leap/" text:style-name="Internet_20_link" text:visited-style-name="Visited_20_Internet_20_Link">com</text:a><text:a xlink:type="simple" xlink:href="https://de8vanbenkoelen.wordpress.com/2014/01/16/the-collective-consciousness-app-a-quantum-leap/" text:style-name="Internet_20_link" text:visited-style-name="Visited_20_Internet_20_Link">/2014/01/16/</text:a><text:a xlink:type="simple" xlink:href="https://de8vanbenkoelen.wordpress.com/2014/01/16/the-collective-consciousness-app-a-quantum-leap/" text:style-name="Internet_20_link" text:visited-style-name="Visited_20_Internet_20_Link">the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collective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consciousness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app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a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quantum</text:a><text:a xlink:type="simple" xlink:href="https://de8vanbenkoelen.wordpress.com/2014/01/16/the-collective-consciousness-app-a-quantum-leap/" text:style-name="Internet_20_link" text:visited-style-name="Visited_20_Internet_20_Link">-</text:a><text:a xlink:type="simple" xlink:href="https://de8vanbenkoelen.wordpress.com/2014/01/16/the-collective-consciousness-app-a-quantum-leap/" text:style-name="Internet_20_link" text:visited-style-name="Visited_20_Internet_20_Link">leap</text:a><text:a xlink:type="simple" xlink:href="https://de8vanbenkoelen.wordpress.com/2014/01/16/the-collective-consciousness-app-a-quantum-leap/" text:style-name="Internet_20_link" text:visited-style-name="Visited_20_Internet_20_Link">/</text:a></text:p>
      <text:p text:style-name="P1">Link do obrazka: <text:a xlink:type="simple" xlink:href="https://de8vanbenkoelen.files.wordpress.com/2014/01/global_consciousness_project.jpg" text:style-name="Internet_20_link" text:visited-style-name="Visited_20_Internet_20_Link">https</text:a><text:a xlink:type="simple" xlink:href="https://de8vanbenkoelen.files.wordpress.com/2014/01/global_consciousness_project.jpg" text:style-name="Internet_20_link" text:visited-style-name="Visited_20_Internet_20_Link">://</text:a><text:a xlink:type="simple" xlink:href="https://de8vanbenkoelen.files.wordpress.com/2014/01/global_consciousness_project.jpg" text:style-name="Internet_20_link" text:visited-style-name="Visited_20_Internet_20_Link">de</text:a><text:a xlink:type="simple" xlink:href="https://de8vanbenkoelen.files.wordpress.com/2014/01/global_consciousness_project.jpg" text:style-name="Internet_20_link" text:visited-style-name="Visited_20_Internet_20_Link">8</text:a><text:a xlink:type="simple" xlink:href="https://de8vanbenkoelen.files.wordpress.com/2014/01/global_consciousness_project.jpg" text:style-name="Internet_20_link" text:visited-style-name="Visited_20_Internet_20_Link">vanbenkoelen</text:a><text:a xlink:type="simple" xlink:href="https://de8vanbenkoelen.files.wordpress.com/2014/01/global_consciousness_project.jpg" text:style-name="Internet_20_link" text:visited-style-name="Visited_20_Internet_20_Link">.</text:a><text:a xlink:type="simple" xlink:href="https://de8vanbenkoelen.files.wordpress.com/2014/01/global_consciousness_project.jpg" text:style-name="Internet_20_link" text:visited-style-name="Visited_20_Internet_20_Link">files</text:a><text:a xlink:type="simple" xlink:href="https://de8vanbenkoelen.files.wordpress.com/2014/01/global_consciousness_project.jpg" text:style-name="Internet_20_link" text:visited-style-name="Visited_20_Internet_20_Link">.</text:a><text:a xlink:type="simple" xlink:href="https://de8vanbenkoelen.files.wordpress.com/2014/01/global_consciousness_project.jpg" text:style-name="Internet_20_link" text:visited-style-name="Visited_20_Internet_20_Link">wordpress</text:a><text:a xlink:type="simple" xlink:href="https://de8vanbenkoelen.files.wordpress.com/2014/01/global_consciousness_project.jpg" text:style-name="Internet_20_link" text:visited-style-name="Visited_20_Internet_20_Link">.</text:a><text:a xlink:type="simple" xlink:href="https://de8vanbenkoelen.files.wordpress.com/2014/01/global_consciousness_project.jpg" text:style-name="Internet_20_link" text:visited-style-name="Visited_20_Internet_20_Link">com</text:a><text:a xlink:type="simple" xlink:href="https://de8vanbenkoelen.files.wordpress.com/2014/01/global_consciousness_project.jpg" text:style-name="Internet_20_link" text:visited-style-name="Visited_20_Internet_20_Link">/2014/01/</text:a><text:a xlink:type="simple" xlink:href="https://de8vanbenkoelen.files.wordpress.com/2014/01/global_consciousness_project.jpg" text:style-name="Internet_20_link" text:visited-style-name="Visited_20_Internet_20_Link">global</text:a><text:a xlink:type="simple" xlink:href="https://de8vanbenkoelen.files.wordpress.com/2014/01/global_consciousness_project.jpg" text:style-name="Internet_20_link" text:visited-style-name="Visited_20_Internet_20_Link">_</text:a><text:a xlink:type="simple" xlink:href="https://de8vanbenkoelen.files.wordpress.com/2014/01/global_consciousness_project.jpg" text:style-name="Internet_20_link" text:visited-style-name="Visited_20_Internet_20_Link">consciousness</text:a><text:a xlink:type="simple" xlink:href="https://de8vanbenkoelen.files.wordpress.com/2014/01/global_consciousness_project.jpg" text:style-name="Internet_20_link" text:visited-style-name="Visited_20_Internet_20_Link">_</text:a><text:a xlink:type="simple" xlink:href="https://de8vanbenkoelen.files.wordpress.com/2014/01/global_consciousness_project.jpg" text:style-name="Internet_20_link" text:visited-style-name="Visited_20_Internet_20_Link">project</text:a><text:a xlink:type="simple" xlink:href="https://de8vanbenkoelen.files.wordpress.com/2014/01/global_consciousness_project.jpg" text:style-name="Internet_20_link" text:visited-style-name="Visited_20_Internet_20_Link">.</text:a><text:a xlink:type="simple" xlink:href="https://de8vanbenkoelen.files.wordpress.com/2014/01/global_consciousness_project.jpg" text:style-name="Internet_20_link" text:visited-style-name="Visited_20_Internet_20_Link">jpg</text:a></text:p>
      <text:p text:style-name="P1"><text:s/></text:p>
      <text:p text:style-name="P1">Link do źródła: <text:a xlink:type="simple" xlink:href="http://www.higherperspectives.com/documentaries-1406171853.html" text:style-name="Internet_20_link" text:visited-style-name="Visited_20_Internet_20_Link">http</text:a><text:a xlink:type="simple" xlink:href="http://www.higherperspectives.com/documentaries-1406171853.html" text:style-name="Internet_20_link" text:visited-style-name="Visited_20_Internet_20_Link">://</text:a><text:a xlink:type="simple" xlink:href="http://www.higherperspectives.com/documentaries-1406171853.html" text:style-name="Internet_20_link" text:visited-style-name="Visited_20_Internet_20_Link">www</text:a><text:a xlink:type="simple" xlink:href="http://www.higherperspectives.com/documentaries-1406171853.html" text:style-name="Internet_20_link" text:visited-style-name="Visited_20_Internet_20_Link">.</text:a><text:a xlink:type="simple" xlink:href="http://www.higherperspectives.com/documentaries-1406171853.html" text:style-name="Internet_20_link" text:visited-style-name="Visited_20_Internet_20_Link">higherperspectives</text:a><text:a xlink:type="simple" xlink:href="http://www.higherperspectives.com/documentaries-1406171853.html" text:style-name="Internet_20_link" text:visited-style-name="Visited_20_Internet_20_Link">.</text:a><text:a xlink:type="simple" xlink:href="http://www.higherperspectives.com/documentaries-1406171853.html" text:style-name="Internet_20_link" text:visited-style-name="Visited_20_Internet_20_Link">com</text:a><text:a xlink:type="simple" xlink:href="http://www.higherperspectives.com/documentaries-1406171853.html" text:style-name="Internet_20_link" text:visited-style-name="Visited_20_Internet_20_Link">/</text:a><text:a xlink:type="simple" xlink:href="http://www.higherperspectives.com/documentaries-1406171853.html" text:style-name="Internet_20_link" text:visited-style-name="Visited_20_Internet_20_Link">documentaries</text:a><text:a xlink:type="simple" xlink:href="http://www.higherperspectives.com/documentaries-1406171853.html" text:style-name="Internet_20_link" text:visited-style-name="Visited_20_Internet_20_Link">-1406171853.</text:a><text:a xlink:type="simple" xlink:href="http://www.higherperspectives.com/documentaries-1406171853.html" text:style-name="Internet_20_link" text:visited-style-name="Visited_20_Internet_20_Link">html</text:a></text:p>
      <text:p text:style-name="P1">Link do obrazka: <text:a xlink:type="simple" xlink:href="https://assets.rbl.ms/2358416/980x.jpg" text:style-name="Internet_20_link" text:visited-style-name="Visited_20_Internet_20_Link">https</text:a><text:a xlink:type="simple" xlink:href="https://assets.rbl.ms/2358416/980x.jpg" text:style-name="Internet_20_link" text:visited-style-name="Visited_20_Internet_20_Link">://</text:a><text:a xlink:type="simple" xlink:href="https://assets.rbl.ms/2358416/980x.jpg" text:style-name="Internet_20_link" text:visited-style-name="Visited_20_Internet_20_Link">assets</text:a><text:a xlink:type="simple" xlink:href="https://assets.rbl.ms/2358416/980x.jpg" text:style-name="Internet_20_link" text:visited-style-name="Visited_20_Internet_20_Link">.</text:a><text:a xlink:type="simple" xlink:href="https://assets.rbl.ms/2358416/980x.jpg" text:style-name="Internet_20_link" text:visited-style-name="Visited_20_Internet_20_Link">rbl</text:a><text:a xlink:type="simple" xlink:href="https://assets.rbl.ms/2358416/980x.jpg" text:style-name="Internet_20_link" text:visited-style-name="Visited_20_Internet_20_Link">.</text:a><text:a xlink:type="simple" xlink:href="https://assets.rbl.ms/2358416/980x.jpg" text:style-name="Internet_20_link" text:visited-style-name="Visited_20_Internet_20_Link">ms</text:a><text:a xlink:type="simple" xlink:href="https://assets.rbl.ms/2358416/980x.jpg" text:style-name="Internet_20_link" text:visited-style-name="Visited_20_Internet_20_Link">/2358416/980</text:a><text:a xlink:type="simple" xlink:href="https://assets.rbl.ms/2358416/980x.jpg" text:style-name="Internet_20_link" text:visited-style-name="Visited_20_Internet_20_Link">x</text:a><text:a xlink:type="simple" xlink:href="https://assets.rbl.ms/2358416/980x.jpg" text:style-name="Internet_20_link" text:visited-style-name="Visited_20_Internet_20_Link">.</text:a><text:a xlink:type="simple" xlink:href="https://assets.rbl.ms/2358416/980x.jpg" text:style-name="Internet_20_link" text:visited-style-name="Visited_20_Internet_20_Link">jpg</text:a></text:p>
      <text:p text:style-name="P1"><text:s/></text:p>
      <text:p text:style-name="P1">Link do źródła: <text:a xlink:type="simple" xlink:href="http://www.libforall.org/programs-counter-extremism-network.html" text:style-name="Internet_20_link" text:visited-style-name="Visited_20_Internet_20_Link">http</text:a><text:a xlink:type="simple" xlink:href="http://www.libforall.org/programs-counter-extremism-network.html" text:style-name="Internet_20_link" text:visited-style-name="Visited_20_Internet_20_Link">://</text:a><text:a xlink:type="simple" xlink:href="http://www.libforall.org/programs-counter-extremism-network.html" text:style-name="Internet_20_link" text:visited-style-name="Visited_20_Internet_20_Link">www</text:a><text:a xlink:type="simple" xlink:href="http://www.libforall.org/programs-counter-extremism-network.html" text:style-name="Internet_20_link" text:visited-style-name="Visited_20_Internet_20_Link">.</text:a><text:a xlink:type="simple" xlink:href="http://www.libforall.org/programs-counter-extremism-network.html" text:style-name="Internet_20_link" text:visited-style-name="Visited_20_Internet_20_Link">libforall</text:a><text:a xlink:type="simple" xlink:href="http://www.libforall.org/programs-counter-extremism-network.html" text:style-name="Internet_20_link" text:visited-style-name="Visited_20_Internet_20_Link">.</text:a><text:a xlink:type="simple" xlink:href="http://www.libforall.org/programs-counter-extremism-network.html" text:style-name="Internet_20_link" text:visited-style-name="Visited_20_Internet_20_Link">org</text:a><text:a xlink:type="simple" xlink:href="http://www.libforall.org/programs-counter-extremism-network.html" text:style-name="Internet_20_link" text:visited-style-name="Visited_20_Internet_20_Link">/</text:a><text:a xlink:type="simple" xlink:href="http://www.libforall.org/programs-counter-extremism-network.html" text:style-name="Internet_20_link" text:visited-style-name="Visited_20_Internet_20_Link">programs</text:a><text:a xlink:type="simple" xlink:href="http://www.libforall.org/programs-counter-extremism-network.html" text:style-name="Internet_20_link" text:visited-style-name="Visited_20_Internet_20_Link">-</text:a><text:a xlink:type="simple" xlink:href="http://www.libforall.org/programs-counter-extremism-network.html" text:style-name="Internet_20_link" text:visited-style-name="Visited_20_Internet_20_Link">counter</text:a><text:a xlink:type="simple" xlink:href="http://www.libforall.org/programs-counter-extremism-network.html" text:style-name="Internet_20_link" text:visited-style-name="Visited_20_Internet_20_Link">-</text:a><text:a xlink:type="simple" xlink:href="http://www.libforall.org/programs-counter-extremism-network.html" text:style-name="Internet_20_link" text:visited-style-name="Visited_20_Internet_20_Link">extremism</text:a><text:a xlink:type="simple" xlink:href="http://www.libforall.org/programs-counter-extremism-network.html" text:style-name="Internet_20_link" text:visited-style-name="Visited_20_Internet_20_Link">-</text:a><text:a xlink:type="simple" xlink:href="http://www.libforall.org/programs-counter-extremism-network.html" text:style-name="Internet_20_link" text:visited-style-name="Visited_20_Internet_20_Link">network</text:a><text:a xlink:type="simple" xlink:href="http://www.libforall.org/programs-counter-extremism-network.html" text:style-name="Internet_20_link" text:visited-style-name="Visited_20_Internet_20_Link">.</text:a><text:a xlink:type="simple" xlink:href="http://www.libforall.org/programs-counter-extremism-network.html" text:style-name="Internet_20_link" text:visited-style-name="Visited_20_Internet_20_Link">html</text:a></text:p>
      <text:p text:style-name="P1">Link do obrazka: <text:a xlink:type="simple" xlink:href="http://www.libforall.org/photos/Global%20Network%20Web%20Image.02.JPG" text:style-name="Internet_20_link" text:visited-style-name="Visited_20_Internet_20_Link">http</text:a><text:a xlink:type="simple" xlink:href="http://www.libforall.org/photos/Global%20Network%20Web%20Image.02.JPG" text:style-name="Internet_20_link" text:visited-style-name="Visited_20_Internet_20_Link">://</text:a><text:a xlink:type="simple" xlink:href="http://www.libforall.org/photos/Global%20Network%20Web%20Image.02.JPG" text:style-name="Internet_20_link" text:visited-style-name="Visited_20_Internet_20_Link">www</text:a><text:a xlink:type="simple" xlink:href="http://www.libforall.org/photos/Global%20Network%20Web%20Image.02.JPG" text:style-name="Internet_20_link" text:visited-style-name="Visited_20_Internet_20_Link">.</text:a><text:a xlink:type="simple" xlink:href="http://www.libforall.org/photos/Global%20Network%20Web%20Image.02.JPG" text:style-name="Internet_20_link" text:visited-style-name="Visited_20_Internet_20_Link">libforall</text:a><text:a xlink:type="simple" xlink:href="http://www.libforall.org/photos/Global%20Network%20Web%20Image.02.JPG" text:style-name="Internet_20_link" text:visited-style-name="Visited_20_Internet_20_Link">.</text:a><text:a xlink:type="simple" xlink:href="http://www.libforall.org/photos/Global%20Network%20Web%20Image.02.JPG" text:style-name="Internet_20_link" text:visited-style-name="Visited_20_Internet_20_Link">org</text:a><text:a xlink:type="simple" xlink:href="http://www.libforall.org/photos/Global%20Network%20Web%20Image.02.JPG" text:style-name="Internet_20_link" text:visited-style-name="Visited_20_Internet_20_Link">/</text:a><text:a xlink:type="simple" xlink:href="http://www.libforall.org/photos/Global%20Network%20Web%20Image.02.JPG" text:style-name="Internet_20_link" text:visited-style-name="Visited_20_Internet_20_Link">photos</text:a><text:a xlink:type="simple" xlink:href="http://www.libforall.org/photos/Global%20Network%20Web%20Image.02.JPG" text:style-name="Internet_20_link" text:visited-style-name="Visited_20_Internet_20_Link">/</text:a><text:a xlink:type="simple" xlink:href="http://www.libforall.org/photos/Global%20Network%20Web%20Image.02.JPG" text:style-name="Internet_20_link" text:visited-style-name="Visited_20_Internet_20_Link">Global</text:a><text:a xlink:type="simple" xlink:href="http://www.libforall.org/photos/Global%20Network%20Web%20Image.02.JPG" text:style-name="Internet_20_link" text:visited-style-name="Visited_20_Internet_20_Link">%20</text:a><text:a xlink:type="simple" xlink:href="http://www.libforall.org/photos/Global%20Network%20Web%20Image.02.JPG" text:style-name="Internet_20_link" text:visited-style-name="Visited_20_Internet_20_Link">Network</text:a><text:a xlink:type="simple" xlink:href="http://www.libforall.org/photos/Global%20Network%20Web%20Image.02.JPG" text:style-name="Internet_20_link" text:visited-style-name="Visited_20_Internet_20_Link">%20</text:a><text:a xlink:type="simple" xlink:href="http://www.libforall.org/photos/Global%20Network%20Web%20Image.02.JPG" text:style-name="Internet_20_link" text:visited-style-name="Visited_20_Internet_20_Link">Web</text:a><text:a xlink:type="simple" xlink:href="http://www.libforall.org/photos/Global%20Network%20Web%20Image.02.JPG" text:style-name="Internet_20_link" text:visited-style-name="Visited_20_Internet_20_Link">%20</text:a><text:a xlink:type="simple" xlink:href="http://www.libforall.org/photos/Global%20Network%20Web%20Image.02.JPG" text:style-name="Internet_20_link" text:visited-style-name="Visited_20_Internet_20_Link">Image</text:a><text:a xlink:type="simple" xlink:href="http://www.libforall.org/photos/Global%20Network%20Web%20Image.02.JPG" text:style-name="Internet_20_link" text:visited-style-name="Visited_20_Internet_20_Link">.02.</text:a><text:a xlink:type="simple" xlink:href="http://www.libforall.org/photos/Global%20Network%20Web%20Image.02.JPG" text:style-name="Internet_20_link" text:visited-style-name="Visited_20_Internet_20_Link">JPG</text:a></text:p>
      <text:p text:style-name="P1"><text:s/></text:p>
      <text:p text:style-name="P1">Link do źródła: <text:a xlink:type="simple" xlink:href="http://progressivechristianity.org/wp/wp-content/uploads/2013/07/" text:style-name="Internet_20_link" text:visited-style-name="Visited_20_Internet_20_Link">http</text:a><text:a xlink:type="simple" xlink:href="http://progressivechristianity.org/wp/wp-content/uploads/2013/07/" text:style-name="Internet_20_link" text:visited-style-name="Visited_20_Internet_20_Link">://</text:a><text:a xlink:type="simple" xlink:href="http://progressivechristianity.org/wp/wp-content/uploads/2013/07/" text:style-name="Internet_20_link" text:visited-style-name="Visited_20_Internet_20_Link">progressivechristianity</text:a><text:a xlink:type="simple" xlink:href="http://progressivechristianity.org/wp/wp-content/uploads/2013/07/" text:style-name="Internet_20_link" text:visited-style-name="Visited_20_Internet_20_Link">.</text:a><text:a xlink:type="simple" xlink:href="http://progressivechristianity.org/wp/wp-content/uploads/2013/07/" text:style-name="Internet_20_link" text:visited-style-name="Visited_20_Internet_20_Link">org</text:a><text:a xlink:type="simple" xlink:href="http://progressivechristianity.org/wp/wp-content/uploads/2013/07/" text:style-name="Internet_20_link" text:visited-style-name="Visited_20_Internet_20_Link">/</text:a><text:a xlink:type="simple" xlink:href="http://progressivechristianity.org/wp/wp-content/uploads/2013/07/" text:style-name="Internet_20_link" text:visited-style-name="Visited_20_Internet_20_Link">wp</text:a><text:a xlink:type="simple" xlink:href="http://progressivechristianity.org/wp/wp-content/uploads/2013/07/" text:style-name="Internet_20_link" text:visited-style-name="Visited_20_Internet_20_Link">/</text:a><text:a xlink:type="simple" xlink:href="http://progressivechristianity.org/wp/wp-content/uploads/2013/07/" text:style-name="Internet_20_link" text:visited-style-name="Visited_20_Internet_20_Link">wp</text:a><text:a xlink:type="simple" xlink:href="http://progressivechristianity.org/wp/wp-content/uploads/2013/07/" text:style-name="Internet_20_link" text:visited-style-name="Visited_20_Internet_20_Link">-</text:a><text:a xlink:type="simple" xlink:href="http://progressivechristianity.org/wp/wp-content/uploads/2013/07/" text:style-name="Internet_20_link" text:visited-style-name="Visited_20_Internet_20_Link">content</text:a><text:a xlink:type="simple" xlink:href="http://progressivechristianity.org/wp/wp-content/uploads/2013/07/" text:style-name="Internet_20_link" text:visited-style-name="Visited_20_Internet_20_Link">/</text:a><text:a xlink:type="simple" xlink:href="http://progressivechristianity.org/wp/wp-content/uploads/2013/07/" text:style-name="Internet_20_link" text:visited-style-name="Visited_20_Internet_20_Link">uploads</text:a><text:a xlink:type="simple" xlink:href="http://progressivechristianity.org/wp/wp-content/uploads/2013/07/" text:style-name="Internet_20_link" text:visited-style-name="Visited_20_Internet_20_Link">/2013/07/</text:a></text:p>
      <text:p text:style-name="P1">Link do obrazka: <text:a xlink:type="simple" xlink:href="http://progressivechristianity.org/wp/wp-content/uploads/2013/07/Planet-Earth-global-network.jpg" text:style-name="Internet_20_link" text:visited-style-name="Visited_20_Internet_20_Link">http</text:a><text:a xlink:type="simple" xlink:href="http://progressivechristianity.org/wp/wp-content/uploads/2013/07/Planet-Earth-global-network.jpg" text:style-name="Internet_20_link" text:visited-style-name="Visited_20_Internet_20_Link">://</text:a><text:a xlink:type="simple" xlink:href="http://progressivechristianity.org/wp/wp-content/uploads/2013/07/Planet-Earth-global-network.jpg" text:style-name="Internet_20_link" text:visited-style-name="Visited_20_Internet_20_Link">progressivechristianity</text:a><text:a xlink:type="simple" xlink:href="http://progressivechristianity.org/wp/wp-content/uploads/2013/07/Planet-Earth-global-network.jpg" text:style-name="Internet_20_link" text:visited-style-name="Visited_20_Internet_20_Link">.</text:a><text:a xlink:type="simple" xlink:href="http://progressivechristianity.org/wp/wp-content/uploads/2013/07/Planet-Earth-global-network.jpg" text:style-name="Internet_20_link" text:visited-style-name="Visited_20_Internet_20_Link">org</text:a><text:a xlink:type="simple" xlink:href="http://progressivechristianity.org/wp/wp-content/uploads/2013/07/Planet-Earth-global-network.jpg" text:style-name="Internet_20_link" text:visited-style-name="Visited_20_Internet_20_Link">/</text:a><text:a xlink:type="simple" xlink:href="http://progressivechristianity.org/wp/wp-content/uploads/2013/07/Planet-Earth-global-network.jpg" text:style-name="Internet_20_link" text:visited-style-name="Visited_20_Internet_20_Link">wp</text:a><text:a xlink:type="simple" xlink:href="http://progressivechristianity.org/wp/wp-content/uploads/2013/07/Planet-Earth-global-network.jpg" text:style-name="Internet_20_link" text:visited-style-name="Visited_20_Internet_20_Link">/</text:a><text:a xlink:type="simple" xlink:href="http://progressivechristianity.org/wp/wp-content/uploads/2013/07/Planet-Earth-global-network.jpg" text:style-name="Internet_20_link" text:visited-style-name="Visited_20_Internet_20_Link">wp</text:a><text:a xlink:type="simple" xlink:href="http://progressivechristianity.org/wp/wp-content/uploads/2013/07/Planet-Earth-global-network.jpg" text:style-name="Internet_20_link" text:visited-style-name="Visited_20_Internet_20_Link">-</text:a><text:a xlink:type="simple" xlink:href="http://progressivechristianity.org/wp/wp-content/uploads/2013/07/Planet-Earth-global-network.jpg" text:style-name="Internet_20_link" text:visited-style-name="Visited_20_Internet_20_Link">content</text:a><text:a xlink:type="simple" xlink:href="http://progressivechristianity.org/wp/wp-content/uploads/2013/07/Planet-Earth-global-network.jpg" text:style-name="Internet_20_link" text:visited-style-name="Visited_20_Internet_20_Link">/</text:a><text:a xlink:type="simple" xlink:href="http://progressivechristianity.org/wp/wp-content/uploads/2013/07/Planet-Earth-global-network.jpg" text:style-name="Internet_20_link" text:visited-style-name="Visited_20_Internet_20_Link">uploads</text:a><text:a xlink:type="simple" xlink:href="http://progressivechristianity.org/wp/wp-content/uploads/2013/07/Planet-Earth-global-network.jpg" text:style-name="Internet_20_link" text:visited-style-name="Visited_20_Internet_20_Link">/2013/07/</text:a><text:a xlink:type="simple" xlink:href="http://progressivechristianity.org/wp/wp-content/uploads/2013/07/Planet-Earth-global-network.jpg" text:style-name="Internet_20_link" text:visited-style-name="Visited_20_Internet_20_Link">Planet</text:a><text:a xlink:type="simple" xlink:href="http://progressivechristianity.org/wp/wp-content/uploads/2013/07/Planet-Earth-global-network.jpg" text:style-name="Internet_20_link" text:visited-style-name="Visited_20_Internet_20_Link">-</text:a><text:a xlink:type="simple" xlink:href="http://progressivechristianity.org/wp/wp-content/uploads/2013/07/Planet-Earth-global-network.jpg" text:style-name="Internet_20_link" text:visited-style-name="Visited_20_Internet_20_Link">Earth</text:a><text:a xlink:type="simple" xlink:href="http://progressivechristianity.org/wp/wp-content/uploads/2013/07/Planet-Earth-global-network.jpg" text:style-name="Internet_20_link" text:visited-style-name="Visited_20_Internet_20_Link">-</text:a><text:a xlink:type="simple" xlink:href="http://progressivechristianity.org/wp/wp-content/uploads/2013/07/Planet-Earth-global-network.jpg" text:style-name="Internet_20_link" text:visited-style-name="Visited_20_Internet_20_Link">global</text:a><text:a xlink:type="simple" xlink:href="http://progressivechristianity.org/wp/wp-content/uploads/2013/07/Planet-Earth-global-network.jpg" text:style-name="Internet_20_link" text:visited-style-name="Visited_20_Internet_20_Link">-</text:a><text:a xlink:type="simple" xlink:href="http://progressivechristianity.org/wp/wp-content/uploads/2013/07/Planet-Earth-global-network.jpg" text:style-name="Internet_20_link" text:visited-style-name="Visited_20_Internet_20_Link">network</text:a><text:a xlink:type="simple" xlink:href="http://progressivechristianity.org/wp/wp-content/uploads/2013/07/Planet-Earth-global-network.jpg" text:style-name="Internet_20_link" text:visited-style-name="Visited_20_Internet_20_Link">.</text:a><text:a xlink:type="simple" xlink:href="http://progressivechristianity.org/wp/wp-content/uploads/2013/07/Planet-Earth-global-network.jpg" text:style-name="Internet_20_link" text:visited-style-name="Visited_20_Internet_20_Link">jpg</text:a></text:p>
      <text:p text:style-name="P1"><text:s/></text:p>
      <text:p text:style-name="P1">Link do źródła: <text:a xlink:type="simple" xlink:href="https://www.haikudeck.com/coin-flip-math-project-education-presentation-Jx0PlwmEIC" text:style-name="Internet_20_link" text:visited-style-name="Visited_20_Internet_20_Link">https</text:a><text:a xlink:type="simple" xlink:href="https://www.haikudeck.com/coin-flip-math-project-education-presentation-Jx0PlwmEIC" text:style-name="Internet_20_link" text:visited-style-name="Visited_20_Internet_20_Link">://</text:a><text:a xlink:type="simple" xlink:href="https://www.haikudeck.com/coin-flip-math-project-education-presentation-Jx0PlwmEIC" text:style-name="Internet_20_link" text:visited-style-name="Visited_20_Internet_20_Link">www</text:a><text:a xlink:type="simple" xlink:href="https://www.haikudeck.com/coin-flip-math-project-education-presentation-Jx0PlwmEIC" text:style-name="Internet_20_link" text:visited-style-name="Visited_20_Internet_20_Link">.</text:a><text:a xlink:type="simple" xlink:href="https://www.haikudeck.com/coin-flip-math-project-education-presentation-Jx0PlwmEIC" text:style-name="Internet_20_link" text:visited-style-name="Visited_20_Internet_20_Link">haikudeck</text:a><text:a xlink:type="simple" xlink:href="https://www.haikudeck.com/coin-flip-math-project-education-presentation-Jx0PlwmEIC" text:style-name="Internet_20_link" text:visited-style-name="Visited_20_Internet_20_Link">.</text:a><text:a xlink:type="simple" xlink:href="https://www.haikudeck.com/coin-flip-math-project-education-presentation-Jx0PlwmEIC" text:style-name="Internet_20_link" text:visited-style-name="Visited_20_Internet_20_Link">com</text:a><text:a xlink:type="simple" xlink:href="https://www.haikudeck.com/coin-flip-math-project-education-presentation-Jx0PlwmEIC" text:style-name="Internet_20_link" text:visited-style-name="Visited_20_Internet_20_Link">/</text:a><text:a xlink:type="simple" xlink:href="https://www.haikudeck.com/coin-flip-math-project-education-presentation-Jx0PlwmEIC" text:style-name="Internet_20_link" text:visited-style-name="Visited_20_Internet_20_Link">coin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flip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math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project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education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presentation</text:a><text:a xlink:type="simple" xlink:href="https://www.haikudeck.com/coin-flip-math-project-education-presentation-Jx0PlwmEIC" text:style-name="Internet_20_link" text:visited-style-name="Visited_20_Internet_20_Link">-</text:a><text:a xlink:type="simple" xlink:href="https://www.haikudeck.com/coin-flip-math-project-education-presentation-Jx0PlwmEIC" text:style-name="Internet_20_link" text:visited-style-name="Visited_20_Internet_20_Link">Jx</text:a><text:a xlink:type="simple" xlink:href="https://www.haikudeck.com/coin-flip-math-project-education-presentation-Jx0PlwmEIC" text:style-name="Internet_20_link" text:visited-style-name="Visited_20_Internet_20_Link">0</text:a><text:a xlink:type="simple" xlink:href="https://www.haikudeck.com/coin-flip-math-project-education-presentation-Jx0PlwmEIC" text:style-name="Internet_20_link" text:visited-style-name="Visited_20_Internet_20_Link">PlwmEIC</text:a></text:p>
      <text:p text:style-name="P1">Link do obrazka: <text:a xlink:type="simple" xlink:href="http://farm9.staticflickr.com/8054/8101135846_ccd4143003_o.jpg" text:style-name="Internet_20_link" text:visited-style-name="Visited_20_Internet_20_Link">http</text:a><text:a xlink:type="simple" xlink:href="http://farm9.staticflickr.com/8054/8101135846_ccd4143003_o.jpg" text:style-name="Internet_20_link" text:visited-style-name="Visited_20_Internet_20_Link">://</text:a><text:a xlink:type="simple" xlink:href="http://farm9.staticflickr.com/8054/8101135846_ccd4143003_o.jpg" text:style-name="Internet_20_link" text:visited-style-name="Visited_20_Internet_20_Link">farm</text:a><text:a xlink:type="simple" xlink:href="http://farm9.staticflickr.com/8054/8101135846_ccd4143003_o.jpg" text:style-name="Internet_20_link" text:visited-style-name="Visited_20_Internet_20_Link">9.</text:a><text:a xlink:type="simple" xlink:href="http://farm9.staticflickr.com/8054/8101135846_ccd4143003_o.jpg" text:style-name="Internet_20_link" text:visited-style-name="Visited_20_Internet_20_Link">staticflickr</text:a><text:a xlink:type="simple" xlink:href="http://farm9.staticflickr.com/8054/8101135846_ccd4143003_o.jpg" text:style-name="Internet_20_link" text:visited-style-name="Visited_20_Internet_20_Link">.</text:a><text:a xlink:type="simple" xlink:href="http://farm9.staticflickr.com/8054/8101135846_ccd4143003_o.jpg" text:style-name="Internet_20_link" text:visited-style-name="Visited_20_Internet_20_Link">com</text:a><text:a xlink:type="simple" xlink:href="http://farm9.staticflickr.com/8054/8101135846_ccd4143003_o.jpg" text:style-name="Internet_20_link" text:visited-style-name="Visited_20_Internet_20_Link">/8054/8101135846_</text:a><text:a xlink:type="simple" xlink:href="http://farm9.staticflickr.com/8054/8101135846_ccd4143003_o.jpg" text:style-name="Internet_20_link" text:visited-style-name="Visited_20_Internet_20_Link">ccd</text:a><text:a xlink:type="simple" xlink:href="http://farm9.staticflickr.com/8054/8101135846_ccd4143003_o.jpg" text:style-name="Internet_20_link" text:visited-style-name="Visited_20_Internet_20_Link">4143003_</text:a><text:a xlink:type="simple" xlink:href="http://farm9.staticflickr.com/8054/8101135846_ccd4143003_o.jpg" text:style-name="Internet_20_link" text:visited-style-name="Visited_20_Internet_20_Link">o</text:a><text:a xlink:type="simple" xlink:href="http://farm9.staticflickr.com/8054/8101135846_ccd4143003_o.jpg" text:style-name="Internet_20_link" text:visited-style-name="Visited_20_Internet_20_Link">.</text:a><text:a xlink:type="simple" xlink:href="http://farm9.staticflickr.com/8054/8101135846_ccd4143003_o.jpg" text:style-name="Internet_20_link" text:visited-style-name="Visited_20_Internet_20_Link">jpg</text:a></text:p>
      <text:p text:style-name="P1"><text:s/></text:p>
      <text:p text:style-name="P1">Link do źródła: <text:a xlink:type="simple" xlink:href="http://bearingdrift.com/2015/03/23/mcauliffe-signs-law-he-vetoed-last-year/" text:style-name="Internet_20_link" text:visited-style-name="Visited_20_Internet_20_Link">http</text:a><text:a xlink:type="simple" xlink:href="http://bearingdrift.com/2015/03/23/mcauliffe-signs-law-he-vetoed-last-year/" text:style-name="Internet_20_link" text:visited-style-name="Visited_20_Internet_20_Link">://</text:a><text:a xlink:type="simple" xlink:href="http://bearingdrift.com/2015/03/23/mcauliffe-signs-law-he-vetoed-last-year/" text:style-name="Internet_20_link" text:visited-style-name="Visited_20_Internet_20_Link">bearingdrift</text:a><text:a xlink:type="simple" xlink:href="http://bearingdrift.com/2015/03/23/mcauliffe-signs-law-he-vetoed-last-year/" text:style-name="Internet_20_link" text:visited-style-name="Visited_20_Internet_20_Link">.</text:a><text:a xlink:type="simple" xlink:href="http://bearingdrift.com/2015/03/23/mcauliffe-signs-law-he-vetoed-last-year/" text:style-name="Internet_20_link" text:visited-style-name="Visited_20_Internet_20_Link">com</text:a><text:a xlink:type="simple" xlink:href="http://bearingdrift.com/2015/03/23/mcauliffe-signs-law-he-vetoed-last-year/" text:style-name="Internet_20_link" text:visited-style-name="Visited_20_Internet_20_Link">/2015/03/23/</text:a><text:a xlink:type="simple" xlink:href="http://bearingdrift.com/2015/03/23/mcauliffe-signs-law-he-vetoed-last-year/" text:style-name="Internet_20_link" text:visited-style-name="Visited_20_Internet_20_Link">mcauliffe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signs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law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he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vetoed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last</text:a><text:a xlink:type="simple" xlink:href="http://bearingdrift.com/2015/03/23/mcauliffe-signs-law-he-vetoed-last-year/" text:style-name="Internet_20_link" text:visited-style-name="Visited_20_Internet_20_Link">-</text:a><text:a xlink:type="simple" xlink:href="http://bearingdrift.com/2015/03/23/mcauliffe-signs-law-he-vetoed-last-year/" text:style-name="Internet_20_link" text:visited-style-name="Visited_20_Internet_20_Link">year</text:a><text:a xlink:type="simple" xlink:href="http://bearingdrift.com/2015/03/23/mcauliffe-signs-law-he-vetoed-last-year/" text:style-name="Internet_20_link" text:visited-style-name="Visited_20_Internet_20_Link">/</text:a></text:p>
      <text:p text:style-name="P1">Link do obrazka: <text:a xlink:type="simple" xlink:href="http://bearingdrift.com/wp-content/uploads/coin-flip.jpg" text:style-name="Internet_20_link" text:visited-style-name="Visited_20_Internet_20_Link">http</text:a><text:a xlink:type="simple" xlink:href="http://bearingdrift.com/wp-content/uploads/coin-flip.jpg" text:style-name="Internet_20_link" text:visited-style-name="Visited_20_Internet_20_Link">://</text:a><text:a xlink:type="simple" xlink:href="http://bearingdrift.com/wp-content/uploads/coin-flip.jpg" text:style-name="Internet_20_link" text:visited-style-name="Visited_20_Internet_20_Link">bearingdrift</text:a><text:a xlink:type="simple" xlink:href="http://bearingdrift.com/wp-content/uploads/coin-flip.jpg" text:style-name="Internet_20_link" text:visited-style-name="Visited_20_Internet_20_Link">.</text:a><text:a xlink:type="simple" xlink:href="http://bearingdrift.com/wp-content/uploads/coin-flip.jpg" text:style-name="Internet_20_link" text:visited-style-name="Visited_20_Internet_20_Link">com</text:a><text:a xlink:type="simple" xlink:href="http://bearingdrift.com/wp-content/uploads/coin-flip.jpg" text:style-name="Internet_20_link" text:visited-style-name="Visited_20_Internet_20_Link">/</text:a><text:a xlink:type="simple" xlink:href="http://bearingdrift.com/wp-content/uploads/coin-flip.jpg" text:style-name="Internet_20_link" text:visited-style-name="Visited_20_Internet_20_Link">wp</text:a><text:a xlink:type="simple" xlink:href="http://bearingdrift.com/wp-content/uploads/coin-flip.jpg" text:style-name="Internet_20_link" text:visited-style-name="Visited_20_Internet_20_Link">-</text:a><text:a xlink:type="simple" xlink:href="http://bearingdrift.com/wp-content/uploads/coin-flip.jpg" text:style-name="Internet_20_link" text:visited-style-name="Visited_20_Internet_20_Link">content</text:a><text:a xlink:type="simple" xlink:href="http://bearingdrift.com/wp-content/uploads/coin-flip.jpg" text:style-name="Internet_20_link" text:visited-style-name="Visited_20_Internet_20_Link">/</text:a><text:a xlink:type="simple" xlink:href="http://bearingdrift.com/wp-content/uploads/coin-flip.jpg" text:style-name="Internet_20_link" text:visited-style-name="Visited_20_Internet_20_Link">uploads</text:a><text:a xlink:type="simple" xlink:href="http://bearingdrift.com/wp-content/uploads/coin-flip.jpg" text:style-name="Internet_20_link" text:visited-style-name="Visited_20_Internet_20_Link">/</text:a><text:a xlink:type="simple" xlink:href="http://bearingdrift.com/wp-content/uploads/coin-flip.jpg" text:style-name="Internet_20_link" text:visited-style-name="Visited_20_Internet_20_Link">coin</text:a><text:a xlink:type="simple" xlink:href="http://bearingdrift.com/wp-content/uploads/coin-flip.jpg" text:style-name="Internet_20_link" text:visited-style-name="Visited_20_Internet_20_Link">-</text:a><text:a xlink:type="simple" xlink:href="http://bearingdrift.com/wp-content/uploads/coin-flip.jpg" text:style-name="Internet_20_link" text:visited-style-name="Visited_20_Internet_20_Link">flip</text:a><text:a xlink:type="simple" xlink:href="http://bearingdrift.com/wp-content/uploads/coin-flip.jpg" text:style-name="Internet_20_link" text:visited-style-name="Visited_20_Internet_20_Link">.</text:a><text:a xlink:type="simple" xlink:href="http://bearingdrift.com/wp-content/uploads/coin-flip.jpg" text:style-name="Internet_20_link" text:visited-style-name="Visited_20_Internet_20_Link">jp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title/>
    <meta:initial-creator/>
    <meta:editing-cycles>2</meta:editing-cycles>
    <dc:date>2016-03-09T00:31:43.111000000</dc:date>
    <meta:editing-duration>P1DT4H14M8S</meta:editing-duration>
    <meta:document-statistic meta:table-count="0" meta:image-count="0" meta:object-count="0" meta:page-count="3" meta:paragraph-count="38" meta:word-count="1023" meta:character-count="7747" meta:non-whitespace-character-count="6729"/>
  </office:meta>
</office:document-meta>
</file>